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23hB5P1IpMyrat2aAhNsurdvB8UG7A1ZeGD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8:18:29.494101215</meta:creation-date>
    <dc:date>2021-11-29T18:18:58.862282906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